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1" style:parent-style-name="Textbody" style:family="paragraph">
      <style:paragraph-properties fo:text-align="justify" fo:margin-bottom="0in" fo:line-height="150%"/>
    </style:style>
    <style:style style:name="T1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StrongEmphasis" style:family="text">
      <style:text-properties style:font-name="Bitstream Vera Sans" style:font-name-complex="Tahoma" fo:font-size="11pt" style:font-size-asian="11pt" style:font-size-complex="11pt"/>
    </style:style>
    <style:style style:name="T34" style:parent-style-name="StrongEmphasis" style:family="text">
      <style:text-properties style:font-name="Bitstream Vera Sans" style:font-name-complex="Tahoma" fo:font-size="11pt" style:font-size-asian="11pt" style:font-size-complex="11pt"/>
    </style:style>
    <style:style style:name="T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 style:parent-style-name="Textbody" style:family="paragraph">
      <style:paragraph-properties fo:text-align="justify" fo:margin-bottom="0in" fo:line-height="150%"/>
    </style:style>
    <style:style style:name="T3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43" style:parent-style-name="Standard" style:family="paragraph">
      <style:paragraph-properties fo:text-align="justify" style:line-height-at-least="0in"/>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7" style:parent-style-name="VarsayılanParagrafYazıTipi" style:family="text">
      <style:text-properties style:font-name="Chilanka" style:font-name-complex="Times New Roman" style:language-asian="tr" style:country-asian="TR"/>
    </style:style>
    <style:style style:name="T58" style:parent-style-name="VarsayılanParagrafYazıTipi" style:family="text">
      <style:text-properties style:font-name="Chilanka" style:font-name-complex="Times New Roman" style:language-asian="tr" style:country-asian="TR"/>
    </style:style>
    <style:style style:name="T59" style:parent-style-name="StrongEmphasis" style:family="text">
      <style:text-properties style:font-name="Bitstream Vera Sans" style:font-name-complex="Tahoma" fo:font-size="11pt" style:font-size-asian="11pt" style:font-size-complex="11pt"/>
    </style:style>
    <style:style style:name="T60" style:parent-style-name="VarsayılanParagrafYazıTipi" style:family="text">
      <style:text-properties style:font-name="Chilanka" style:font-name-complex="Times New Roman" style:language-asian="tr" style:country-asian="TR"/>
    </style:style>
    <style:style style:name="T61" style:parent-style-name="StrongEmphasis" style:family="text">
      <style:text-properties style:font-name="Bitstream Vera Sans" style:font-name-complex="Tahoma" fo:font-size="11pt" style:font-size-asian="11pt" style:font-size-complex="11pt"/>
    </style:style>
    <style:style style:name="T62" style:parent-style-name="VarsayılanParagrafYazıTipi" style:family="text">
      <style:text-properties style:font-name="Chilanka" style:font-name-complex="Times New Roman" style:language-asian="tr" style:country-asian="TR"/>
    </style:style>
    <style:style style:name="P63" style:parent-style-name="Standard" style:family="paragraph">
      <style:paragraph-properties fo:text-align="justify" style:line-height-at-least="0in" fo:margin-left="2.4618in" fo:text-indent="0.4923in">
        <style:tab-stops/>
      </style:paragraph-properties>
    </style:style>
    <style:style style:name="T64" style:parent-style-name="VarsayılanParagrafYazıTipi" style:family="text">
      <style:text-properties style:font-name="Chilanka" style:font-name-complex="Times New Roman" style:language-asian="tr" style:country-asian="TR"/>
    </style:style>
    <style:style style:name="P65" style:parent-style-name="Textbody" style:family="paragraph">
      <style:paragraph-properties fo:text-align="justify" fo:margin-bottom="0in" fo:line-height="150%"/>
    </style:style>
    <style:style style:name="T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70" style:parent-style-name="StrongEmphasis" style:family="text">
      <style:text-properties style:font-name="Bitstream Vera Sans" style:font-name-complex="Tahoma" fo:font-size="11pt" style:font-size-asian="11pt" style:font-size-complex="11pt"/>
    </style:style>
    <style:style style:name="T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2" style:parent-style-name="Standard" style:family="paragraph">
      <style:paragraph-properties fo:text-align="justify" fo:line-height="150%" fo:margin-left="2.4618in" fo:text-indent="0.4923in">
        <style:tab-stops/>
      </style:paragraph-properties>
    </style:style>
    <style:style style:name="T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6" style:parent-style-name="Textbody" style:family="paragraph">
      <style:paragraph-properties fo:text-align="justify" fo:margin-bottom="0in" fo:line-height="150%"/>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4" style:parent-style-name="VarsayılanParagrafYazıTipi" style:family="text">
      <style:text-properties style:font-name="Bitstream Vera Sans" style:font-name-complex="Tahoma" fo:font-size="11pt" style:font-size-asian="11pt" style:font-size-complex="11pt"/>
    </style:style>
    <style:style style:name="T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6" style:parent-style-name="StrongEmphasis" style:family="text">
      <style:text-properties style:font-name="Bitstream Vera Sans" style:font-name-complex="Tahoma"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P88" style:parent-style-name="Textbody" style:family="paragraph">
      <style:paragraph-properties fo:text-align="justify" fo:margin-bottom="0in" fo:line-height="150%"/>
    </style:style>
    <style:style style:name="T8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9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98" style:parent-style-name="Textbody" style:family="paragraph">
      <style:paragraph-properties fo:text-align="justify" fo:margin-bottom="0in" fo:line-height="150%"/>
    </style:style>
    <style:style style:name="T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4"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5"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6"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7"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8" style:parent-style-name="VarsayılanParagrafYazıTipi" style:family="text">
      <style:text-properties style:font-name="Bitstream Vera Sans" style:font-name-complex="Tahoma"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9" style:parent-style-name="VarsayılanParagrafYazıTipi" style:family="text">
      <style:text-properties style:font-name="Bitstream Vera Sans" style:font-name-complex="Tahoma" style:font-style-complex="italic" fo:font-size="11pt" style:font-size-asian="11pt" style:font-size-complex="11pt" style:language-asian="tr" style:country-asian="TR"/>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1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T123" style:parent-style-name="VarsayılanParagrafYazıTipi" style:family="text">
      <style:text-properties style:font-name="Bitstream Vera Sans" style:font-name-complex="Tahoma" fo:font-size="11pt" style:font-size-asian="11pt" style:font-size-complex="11pt"/>
    </style:style>
    <style:style style:name="T124" style:parent-style-name="VarsayılanParagrafYazıTipi" style:family="text">
      <style:text-properties style:font-name="Bitstream Vera Sans" style:font-name-complex="Tahoma" style:text-position="super 63.6%" fo:font-size="11pt" style:font-size-asian="11pt" style:font-size-complex="11pt"/>
    </style:style>
    <style:style style:name="P125" style:parent-style-name="Textbody" style:family="paragraph">
      <style:paragraph-properties fo:text-align="justify" fo:margin-bottom="0in" fo:line-height="100%"/>
    </style:style>
    <style:style style:name="T1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fo:font-size="11pt" style:font-size-asian="11pt" style:font-size-complex="11pt"/>
    </style:style>
    <style:style style:name="P133" style:parent-style-name="Textbody" style:family="paragraph">
      <style:paragraph-properties fo:text-align="justify" fo:margin-bottom="0in" fo:line-height="100%"/>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8" style:parent-style-name="StrongEmphasis" style:family="text">
      <style:text-properties style:font-name="Bitstream Vera Sans" style:font-name-complex="Tahoma" fo:font-size="11pt" style:font-size-asian="11pt" style:font-size-complex="11pt"/>
    </style:style>
    <style:style style:name="T139" style:parent-style-name="StrongEmphasis" style:family="text">
      <style:text-properties style:font-name="Bitstream Vera Sans" style:font-name-complex="Tahoma" fo:font-size="11pt" style:font-size-asian="11pt" style:font-size-complex="11pt"/>
    </style:style>
    <style:style style:name="T140" style:parent-style-name="StrongEmphasis"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StrongEmphasis" style:family="text">
      <style:text-properties style:font-name="Bitstream Vera Sans" style:font-name-complex="Tahoma" fo:font-size="11pt" style:font-size-asian="11pt" style:font-size-complex="11pt"/>
    </style:style>
    <style:style style:name="P146" style:parent-style-name="Textbody" style:family="paragraph">
      <style:paragraph-properties fo:text-align="justify" fo:margin-bottom="0in" fo:line-height="100%"/>
    </style:style>
    <style:style style:name="T147" style:parent-style-name="StrongEmphasis" style:family="text">
      <style:text-properties style:font-name="Bitstream Vera Sans" style:font-name-complex="Tahoma" fo:font-size="11pt" style:font-size-asian="11pt" style:font-size-complex="11pt"/>
    </style:style>
    <style:style style:name="T148" style:parent-style-name="StrongEmphasis" style:family="text">
      <style:text-properties style:font-name="Bitstream Vera Sans" style:font-name-complex="Tahoma" fo:font-size="11pt" style:font-size-asian="11pt" style:font-size-complex="11pt"/>
    </style:style>
    <style:style style:name="T14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1" style:parent-style-name="Textbody" style:family="paragraph">
      <style:paragraph-properties fo:text-align="justify" fo:margin-bottom="0in" fo:line-height="100%"/>
    </style:style>
    <style:style style:name="T152" style:parent-style-name="StrongEmphasis" style:family="text">
      <style:text-properties style:font-name="Bitstream Vera Sans" style:font-name-complex="Tahoma" fo:font-size="11pt" style:font-size-asian="11pt" style:font-size-complex="11pt"/>
    </style:style>
    <style:style style:name="T153" style:parent-style-name="StrongEmphasis" style:family="text">
      <style:text-properties style:font-name="Bitstream Vera Sans" style:font-name-complex="Tahoma" fo:font-size="11pt" style:font-size-asian="11pt" style:font-size-complex="11pt"/>
    </style:style>
    <style:style style:name="T154" style:parent-style-name="StrongEmphasis" style:family="text">
      <style:text-properties style:font-name="Bitstream Vera Sans" style:font-name-complex="Tahoma" fo:font-size="11pt" style:font-size-asian="11pt" style:font-size-complex="11pt"/>
    </style:style>
    <style:style style:name="T155" style:parent-style-name="StrongEmphasis" style:family="text">
      <style:text-properties style:font-name="Bitstream Vera Sans" style:font-name-complex="Tahoma" fo:font-size="11pt" style:font-size-asian="11pt" style:font-size-complex="11pt"/>
    </style:style>
    <style:style style:name="T1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7" style:parent-style-name="VarsayılanParagrafYazıTipi" style:family="text">
      <style:text-properties style:font-name="Bitstream Vera Sans" style:font-name-complex="Tahoma" fo:font-size="11pt" style:font-size-asian="11pt" style:font-size-complex="11pt"/>
    </style:style>
    <style:style style:name="T158" style:parent-style-name="VarsayılanParagrafYazıTipi" style:family="text">
      <style:text-properties style:font-name="Bitstream Vera Sans" style:font-name-complex="Tahoma" style:text-position="super 63.6%" fo:font-size="11pt" style:font-size-asian="11pt" style:font-size-complex="11pt"/>
    </style:style>
    <style:style style:name="P159" style:parent-style-name="Textbody" style:family="paragraph">
      <style:paragraph-properties fo:text-align="justify" fo:margin-bottom="0in" fo:line-height="100%"/>
    </style:style>
    <style:style style:name="T160" style:parent-style-name="StrongEmphasis" style:family="text">
      <style:text-properties style:font-name="Bitstream Vera Sans" style:font-name-complex="Tahoma" fo:font-size="11pt" style:font-size-asian="11pt" style:font-size-complex="11pt"/>
    </style:style>
    <style:style style:name="T1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81" style:parent-style-name="VarsayılanParagrafYazıTipi" style:family="text">
      <style:text-properties style:font-name="Bitstream Vera Sans" style:font-name-complex="Tahoma" fo:font-size="11pt" style:font-size-asian="11pt" style:font-size-complex="11pt"/>
    </style:style>
    <style:style style:name="P182" style:parent-style-name="Textbody" style:family="paragraph">
      <style:paragraph-properties fo:text-align="justify" fo:margin-bottom="0in" fo:line-height="100%"/>
    </style:style>
    <style:style style:name="T1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T188" style:parent-style-name="VarsayılanParagrafYazıTipi" style:family="text">
      <style:text-properties style:font-name="Bitstream Vera Sans" style:font-name-complex="Tahoma" fo:font-size="11pt" style:font-size-asian="11pt" style:font-size-complex="11pt"/>
    </style:style>
    <style:style style:name="T189" style:parent-style-name="VarsayılanParagrafYazıTipi" style:family="text">
      <style:text-properties style:font-name="Bitstream Vera Sans" style:font-name-complex="Tahoma"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size="11pt" style:font-size-asian="11pt" style:font-size-complex="11pt"/>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8" style:parent-style-name="Textbody" style:family="paragraph">
      <style:paragraph-properties fo:text-align="justify" fo:margin-bottom="0in" fo:line-height="100%"/>
    </style:style>
    <style:style style:name="T1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03" style:parent-style-name="Textbody" style:family="paragraph">
      <style:paragraph-properties fo:text-align="justify" fo:margin-bottom="0in" fo:line-height="100%"/>
    </style:style>
    <style:style style:name="T204" style:parent-style-name="VarsayılanParagrafYazıTipi" style:family="text">
      <style:text-properties style:language-asian="tr" style:country-asian="TR"/>
    </style:style>
    <style:style style:name="P205" style:parent-style-name="Textbody" style:family="paragraph">
      <style:paragraph-properties fo:text-align="justify" fo:margin-bottom="0in" fo:line-height="100%"/>
    </style:style>
    <style:style style:name="T2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9"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T211" style:parent-style-name="VarsayılanParagrafYazıTipi"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style:text-position="super 63.6%" fo:font-size="11pt" style:font-size-asian="11pt" style:font-size-complex="11pt"/>
    </style:style>
    <style:style style:name="P214" style:parent-style-name="Textbody" style:family="paragraph">
      <style:paragraph-properties fo:text-align="justify" fo:margin-bottom="0in" fo:line-height="100%"/>
    </style:style>
    <style:style style:name="P215" style:parent-style-name="Textbody" style:family="paragraph">
      <style:paragraph-properties fo:text-align="justify" fo:margin-bottom="0in" fo:line-height="100%"/>
    </style:style>
    <style:style style:name="T216" style:parent-style-name="StrongEmphasis" style:family="text">
      <style:text-properties style:font-name="Bitstream Vera Sans" style:font-name-complex="Tahoma" fo:font-size="11pt" style:font-size-asian="11pt" style:font-size-complex="11pt"/>
    </style:style>
    <style:style style:name="T217" style:parent-style-name="StrongEmphasis" style:family="text">
      <style:text-properties style:font-name="Bitstream Vera Sans" style:font-name-complex="Tahoma" fo:font-size="11pt" style:font-size-asian="11pt" style:font-size-complex="11pt"/>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2" style:parent-style-name="Textbody" style:family="paragraph">
      <style:paragraph-properties fo:text-align="justify" fo:margin-bottom="0in" fo:line-height="100%"/>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9" style:parent-style-name="Textbody" style:family="paragraph">
      <style:paragraph-properties fo:text-align="justify" fo:margin-bottom="0in" fo:line-height="100%"/>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VarsayılanParagrafYazıTipi" style:family="text">
      <style:text-properties style:font-name="Bitstream Vera Sans" style:font-name-complex="Tahoma" style:text-position="super 63.6%" fo:font-size="11pt" style:font-size-asian="11pt" style:font-size-complex="11pt"/>
    </style:style>
    <style:style style:name="P236" style:parent-style-name="Textbody" style:family="paragraph">
      <style:paragraph-properties fo:text-align="justify" fo:margin-bottom="0in" fo:line-height="100%"/>
    </style:style>
    <style:style style:name="T237" style:parent-style-name="StrongEmphasis" style:family="text">
      <style:text-properties style:font-name="Bitstream Vera Sans" style:font-name-complex="Tahoma" fo:font-size="11pt" style:font-size-asian="11pt" style:font-size-complex="11pt"/>
    </style:style>
    <style:style style:name="T238" style:parent-style-name="StrongEmphasis" style:family="text">
      <style:text-properties style:font-name="Bitstream Vera Sans" style:font-name-complex="Tahoma" fo:font-size="11pt" style:font-size-asian="11pt" style:font-size-complex="11pt"/>
    </style:style>
    <style:style style:name="T239" style:parent-style-name="StrongEmphasis" style:family="text">
      <style:text-properties style:font-name="Bitstream Vera Sans" style:font-name-complex="Tahoma" fo:font-size="11pt" style:font-size-asian="11pt" style:font-size-complex="11pt"/>
    </style:style>
    <style:style style:name="T2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42" style:parent-style-name="Standard" style:family="paragraph">
      <style:paragraph-properties fo:text-align="justify"/>
    </style:style>
    <style:style style:name="T2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P247" style:parent-style-name="Standard" style:family="paragraph">
      <style:paragraph-properties fo:text-align="justify"/>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0" style:parent-style-name="VarsayılanParagrafYazıTipi" style:family="text">
      <style:text-properties style:font-name="Bitstream Vera Sans" style:font-name-complex="Tahoma" fo:font-size="11pt" style:font-size-asian="11pt" style:font-size-complex="11pt"/>
    </style:style>
    <style:style style:name="P251" style:parent-style-name="Standard" style:family="paragraph">
      <style:paragraph-properties fo:text-align="justify"/>
    </style:style>
    <style:style style:name="T2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T256" style:parent-style-name="VarsayılanParagrafYazıTipi" style:family="text">
      <style:text-properties style:font-name="Bitstream Vera Sans" style:font-name-complex="Tahoma"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Standard" style:family="paragraph">
      <style:paragraph-properties fo:text-align="justify"/>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Standard" style:family="paragraph">
      <style:paragraph-properties fo:text-align="justify"/>
    </style:style>
    <style:style style:name="T2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P268" style:parent-style-name="Standard" style:family="paragraph">
      <style:paragraph-properties fo:text-align="justify"/>
    </style:style>
    <style:style style:name="T2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style:text-position="super 63.6%" fo:font-size="11pt" style:font-size-asian="11pt" style:font-size-complex="11pt"/>
    </style:style>
    <style:style style:name="P274" style:parent-style-name="Textbody" style:family="paragraph">
      <style:paragraph-properties fo:text-align="justify" fo:margin-bottom="0in" fo:line-height="100%"/>
    </style:style>
    <style:style style:name="T2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style:text-position="super 63.6%" fo:font-size="11pt" style:font-size-asian="11pt" style:font-size-complex="11pt"/>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4" style:parent-style-name="Textbody" style:family="paragraph">
      <style:paragraph-properties fo:text-align="justify" fo:margin-bottom="0in" fo:line-height="100%"/>
    </style:style>
    <style:style style:name="T295" style:parent-style-name="StrongEmphasis" style:family="text">
      <style:text-properties style:font-name="Bitstream Vera Sans" style:font-name-complex="Tahoma" fo:font-size="11pt" style:font-size-asian="11pt" style:font-size-complex="11pt" style:language-asian="tr" style:country-asian="TR"/>
    </style:style>
    <style:style style:name="T296" style:parent-style-name="StrongEmphasis"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StrongEmphasis" style:family="text">
      <style:text-properties style:font-name="Bitstream Vera Sans" style:font-name-complex="Tahoma" fo:font-size="11pt" style:font-size-asian="11pt" style:font-size-complex="11pt"/>
    </style:style>
    <style:style style:name="T303" style:parent-style-name="StrongEmphasis" style:family="text">
      <style:text-properties style:font-name="Bitstream Vera Sans" style:font-name-complex="Tahoma" fo:font-size="11pt" style:font-size-asian="11pt" style:font-size-complex="11pt"/>
    </style:style>
    <style:style style:name="T304" style:parent-style-name="StrongEmphasis" style:family="text">
      <style:text-properties style:font-name="Bitstream Vera Sans" style:font-name-complex="Tahoma" fo:font-size="11pt" style:font-size-asian="11pt" style:font-size-complex="11pt"/>
    </style:style>
    <style:style style:name="T305" style:parent-style-name="StrongEmphasis" style:family="text">
      <style:text-properties style:font-name="Bitstream Vera Sans" style:font-name-complex="Tahoma" fo:font-size="11pt" style:font-size-asian="11pt" style:font-size-complex="11pt"/>
    </style:style>
    <style:style style:name="T306" style:parent-style-name="StrongEmphasis" style:family="text">
      <style:text-properties style:font-name="Bitstream Vera Sans" style:font-name-complex="Tahoma" fo:font-size="11pt" style:font-size-asian="11pt" style:font-size-complex="11pt"/>
    </style:style>
    <style:style style:name="T307" style:parent-style-name="StrongEmphasis" style:family="text">
      <style:text-properties style:font-name="Bitstream Vera Sans" style:font-name-complex="Tahoma" fo:font-size="11pt" style:font-size-asian="11pt" style:font-size-complex="11pt"/>
    </style:style>
    <style:style style:name="T308" style:parent-style-name="StrongEmphasis" style:family="text">
      <style:text-properties style:font-name="Bitstream Vera Sans" style:font-name-complex="Tahoma" fo:font-size="11pt" style:font-size-asian="11pt" style:font-size-complex="11pt"/>
    </style:style>
    <style:style style:name="T309" style:parent-style-name="StrongEmphasis" style:family="text">
      <style:text-properties style:font-name="Bitstream Vera Sans" style:font-name-complex="Tahoma" fo:font-size="11pt" style:font-size-asian="11pt" style:font-size-complex="11pt"/>
    </style:style>
    <style:style style:name="T310" style:parent-style-name="StrongEmphasis" style:family="text">
      <style:text-properties style:font-name="Bitstream Vera Sans" style:font-name-complex="Tahoma" fo:font-size="11pt" style:font-size-asian="11pt" style:font-size-complex="11pt"/>
    </style:style>
    <style:style style:name="T311" style:parent-style-name="StrongEmphasis" style:family="text">
      <style:text-properties style:font-name="Bitstream Vera Sans" style:font-name-complex="Tahoma" fo:font-size="11pt" style:font-size-asian="11pt" style:font-size-complex="11pt"/>
    </style:style>
    <style:style style:name="T312" style:parent-style-name="StrongEmphasis" style:family="text">
      <style:text-properties style:font-name="Bitstream Vera Sans" style:font-name-complex="Tahoma" fo:font-size="11pt" style:font-size-asian="11pt" style:font-size-complex="11pt"/>
    </style:style>
    <style:style style:name="T313" style:parent-style-name="StrongEmphasis"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7" style:parent-style-name="Standard" style:family="paragraph">
      <style:paragraph-properties fo:widows="0" fo:orphans="0" fo:text-align="justify" fo:text-indent="0.4923in"/>
    </style:style>
    <style:style style:name="T318" style:parent-style-name="VarsayılanParagrafYazıTipi" style:family="text">
      <style:text-properties style:font-name="Bitstream Vera Sans" style:font-name-complex="Tahoma" fo:font-size="11pt" style:font-size-asian="11pt" style:font-size-complex="11pt"/>
    </style:style>
    <style:style style:name="P319" style:parent-style-name="Standard" style:family="paragraph">
      <style:paragraph-properties fo:widows="0" fo:orphans="0" fo:text-align="justify"/>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P324" style:parent-style-name="Standard" style:family="paragraph">
      <style:paragraph-properties fo:widows="0" fo:orphans="0" fo:text-align="justify"/>
    </style:style>
    <style:style style:name="T3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8" style:parent-style-name="VarsayılanParagrafYazıTipi" style:family="text">
      <style:text-properties style:font-name="Bitstream Vera Sans" style:font-name-complex="Tahoma" fo:font-size="11pt" style:font-size-asian="11pt" style:font-size-complex="11pt"/>
    </style:style>
    <style:style style:name="P329" style:parent-style-name="Standard" style:family="paragraph">
      <style:paragraph-properties fo:widows="0" fo:orphans="0" fo:text-align="justify"/>
    </style:style>
    <style:style style:name="T3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T334" style:parent-style-name="VarsayılanParagrafYazıTipi" style:family="text">
      <style:text-properties style:font-name="Bitstream Vera Sans" style:font-name-complex="Tahoma" style:text-position="super 63.6%" fo:font-size="11pt" style:font-size-asian="11pt" style:font-size-complex="11pt"/>
    </style:style>
    <style:style style:name="P335" style:parent-style-name="Standard" style:family="paragraph">
      <style:paragraph-properties fo:widows="0" fo:orphans="0" fo:text-align="justify"/>
    </style:style>
    <style:style style:name="T3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P340" style:parent-style-name="Standard" style:family="paragraph">
      <style:paragraph-properties fo:widows="0" fo:orphans="0" fo:text-align="justify"/>
    </style:style>
    <style:style style:name="T341" style:parent-style-name="StrongEmphasis" style:family="text">
      <style:text-properties style:font-name="Bitstream Vera Sans" style:font-name-complex="Tahoma" fo:font-size="11pt" style:font-size-asian="11pt" style:font-size-complex="11pt"/>
    </style:style>
    <style:style style:name="T342" style:parent-style-name="StrongEmphasis" style:family="text">
      <style:text-properties style:font-name="Bitstream Vera Sans" style:font-name-complex="Tahoma" fo:font-size="11pt" style:font-size-asian="11pt" style:font-size-complex="11pt"/>
    </style:style>
    <style:style style:name="T343" style:parent-style-name="StrongEmphasis" style:family="text">
      <style:text-properties style:font-name="Bitstream Vera Sans" style:font-name-complex="Tahoma" fo:font-size="11pt" style:font-size-asian="11pt" style:font-size-complex="11pt"/>
    </style:style>
    <style:style style:name="T344" style:parent-style-name="StrongEmphasis" style:family="text">
      <style:text-properties style:font-name="Bitstream Vera Sans" style:font-name-complex="Tahoma" fo:font-size="11pt" style:font-size-asian="11pt" style:font-size-complex="11pt"/>
    </style:style>
    <style:style style:name="T345" style:parent-style-name="StrongEmphasis" style:family="text">
      <style:text-properties style:font-name="Bitstream Vera Sans" style:font-name-complex="Tahoma" fo:font-size="11pt" style:font-size-asian="11pt" style:font-size-complex="11pt"/>
    </style:style>
    <style:style style:name="T346" style:parent-style-name="StrongEmphasis" style:family="text">
      <style:text-properties style:font-name="Bitstream Vera Sans" style:font-name-complex="Tahoma" fo:font-size="11pt" style:font-size-asian="11pt" style:font-size-complex="11pt"/>
    </style:style>
    <style:style style:name="T347" style:parent-style-name="StrongEmphasis" style:family="text">
      <style:text-properties style:font-name="Bitstream Vera Sans" style:font-name-complex="Tahoma" fo:font-size="11pt" style:font-size-asian="11pt" style:font-size-complex="11pt"/>
    </style:style>
    <style:style style:name="T348" style:parent-style-name="StrongEmphasis" style:family="text">
      <style:text-properties style:font-name="Bitstream Vera Sans" style:font-name-complex="Tahoma" fo:font-size="11pt" style:font-size-asian="11pt" style:font-size-complex="11pt"/>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5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52" style:parent-style-name="Textbody" style:family="paragraph">
      <style:paragraph-properties fo:text-align="justify" fo:margin-bottom="0in" fo:line-height="100%"/>
    </style:style>
    <style:style style:name="T353" style:parent-style-name="StrongEmphasis" style:family="text">
      <style:text-properties style:font-name="Bitstream Vera Sans" style:font-name-complex="Tahoma" fo:font-size="11pt" style:font-size-asian="11pt" style:font-size-complex="11pt"/>
    </style:style>
    <style:style style:name="T354" style:parent-style-name="StrongEmphasis" style:family="text">
      <style:text-properties style:font-name="Bitstream Vera Sans" style:font-name-complex="Tahoma" fo:font-size="11pt" style:font-size-asian="11pt" style:font-size-complex="11pt"/>
    </style:style>
    <style:style style:name="P355" style:parent-style-name="Textbody" style:family="paragraph">
      <style:paragraph-properties fo:text-align="justify" fo:margin-bottom="0in" fo:line-height="100%"/>
    </style:style>
    <style:style style:name="T3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2" style:parent-style-name="Textbody" style:family="paragraph">
      <style:paragraph-properties fo:text-align="justify" fo:margin-bottom="0in" fo:line-height="100%"/>
    </style:style>
    <style:style style:name="T3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1" style:parent-style-name="Textbody" style:family="paragraph">
      <style:paragraph-properties fo:text-align="justify" fo:margin-bottom="0in" fo:line-height="100%"/>
    </style:style>
    <style:style style:name="T3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2" style:parent-style-name="Textbody" style:family="paragraph">
      <style:paragraph-properties fo:text-align="justify" fo:margin-bottom="0in" fo:line-height="100%"/>
    </style:style>
    <style:style style:name="T383" style:parent-style-name="StrongEmphasis" style:family="text">
      <style:text-properties style:font-name="Bitstream Vera Sans" style:font-name-complex="Tahoma" fo:font-size="11pt" style:font-size-asian="11pt" style:font-size-complex="11pt"/>
    </style:style>
    <style:style style:name="T384" style:parent-style-name="StrongEmphasis" style:family="text">
      <style:text-properties style:font-name="Bitstream Vera Sans" style:font-name-complex="Tahoma" fo:font-size="11pt" style:font-size-asian="11pt" style:font-size-complex="11pt"/>
    </style:style>
    <style:style style:name="T385" style:parent-style-name="StrongEmphasis" style:family="text">
      <style:text-properties style:font-name="Bitstream Vera Sans" style:font-name-complex="Tahoma" fo:font-size="11pt" style:font-size-asian="11pt" style:font-size-complex="11pt"/>
    </style:style>
    <style:style style:name="T386" style:parent-style-name="StrongEmphasis"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0" style:parent-style-name="VarsayılanParagrafYazıTipi" style:family="text">
      <style:text-properties style:font-name="Bitstream Vera Sans" style:font-name-complex="Tahoma"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94" style:parent-style-name="Textbody" style:family="paragraph">
      <style:paragraph-properties fo:text-align="justify" fo:margin-bottom="0in" fo:line-height="100%"/>
    </style:style>
    <style:style style:name="T395" style:parent-style-name="StrongEmphasis" style:family="text">
      <style:text-properties style:font-name="Bitstream Vera Sans" style:font-name-complex="Tahoma" fo:font-size="11pt" style:font-size-asian="11pt" style:font-size-complex="11pt"/>
    </style:style>
    <style:style style:name="T396" style:parent-style-name="StrongEmphasis" style:family="text">
      <style:text-properties style:font-name="Bitstream Vera Sans" style:font-name-complex="Tahoma" fo:font-size="11pt" style:font-size-asian="11pt" style:font-size-complex="11pt"/>
    </style:style>
    <style:style style:name="T3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9" style:parent-style-name="Standard" style:family="paragraph">
      <style:paragraph-properties fo:text-align="justify"/>
    </style:style>
    <style:style style:name="T400" style:parent-style-name="StrongEmphasis" style:family="text">
      <style:text-properties style:font-name="Bitstream Vera Sans" style:font-name-complex="Tahoma" fo:font-size="11pt" style:font-size-asian="11pt" style:font-size-complex="11pt"/>
    </style:style>
    <style:style style:name="T401" style:parent-style-name="StrongEmphasis" style:family="text">
      <style:text-properties style:font-name="Bitstream Vera Sans" style:font-name-complex="Tahoma" fo:font-size="11pt" style:font-size-asian="11pt" style:font-size-complex="11pt"/>
    </style:style>
    <style:style style:name="T4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T404" style:parent-style-name="VarsayılanParagrafYazıTipi" style:family="text">
      <style:text-properties style:font-name="Bitstream Vera Sans" style:font-name-complex="Tahoma" style:text-position="super 63.6%" fo:font-size="11pt" style:font-size-asian="11pt" style:font-size-complex="11pt"/>
    </style:style>
    <style:style style:name="P405" style:parent-style-name="Textbody" style:family="paragraph">
      <style:paragraph-properties fo:text-align="justify" fo:margin-bottom="0in" fo:line-height="100%"/>
    </style:style>
    <style:style style:name="T406" style:parent-style-name="StrongEmphasis" style:family="text">
      <style:text-properties style:font-name="Bitstream Vera Sans" style:font-name-complex="Tahoma" fo:font-size="11pt" style:font-size-asian="11pt" style:font-size-complex="11pt"/>
    </style:style>
    <style:style style:name="T407" style:parent-style-name="StrongEmphasis" style:family="text">
      <style:text-properties style:font-name="Bitstream Vera Sans" style:font-name-complex="Tahoma" fo:font-size="11pt" style:font-size-asian="11pt" style:font-size-complex="11pt"/>
    </style:style>
    <style:style style:name="T408" style:parent-style-name="StrongEmphasis" style:family="text">
      <style:text-properties style:font-name="Bitstream Vera Sans" style:font-name-complex="Tahoma" fo:font-size="11pt" style:font-size-asian="11pt" style:font-size-complex="11pt"/>
    </style:style>
    <style:style style:name="T409" style:parent-style-name="StrongEmphasis" style:family="text">
      <style:text-properties style:font-name="Bitstream Vera Sans" style:font-name-complex="Tahoma" fo:font-size="11pt" style:font-size-asian="11pt" style:font-size-complex="11pt"/>
    </style:style>
    <style:style style:name="T41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1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12" style:parent-style-name="Textbody" style:family="paragraph">
      <style:paragraph-properties fo:text-align="justify" fo:margin-bottom="0in" fo:line-height="100%"/>
    </style:style>
    <style:style style:name="T413" style:parent-style-name="StrongEmphasis" style:family="text">
      <style:text-properties style:font-name="Bitstream Vera Sans" style:font-name-complex="Tahoma" fo:font-size="11pt" style:font-size-asian="11pt" style:font-size-complex="11pt"/>
    </style:style>
    <style:style style:name="T414" style:parent-style-name="StrongEmphasis" style:family="text">
      <style:text-properties style:font-name="Bitstream Vera Sans" style:font-name-complex="Tahoma" fo:font-size="11pt" style:font-size-asian="11pt" style:font-size-complex="11pt"/>
    </style:style>
    <style:style style:name="T415" style:parent-style-name="VarsayılanParagrafYazıTipi" style:family="text">
      <style:text-properties style:font-name="Bitstream Vera Sans" style:font-name-complex="Tahoma" fo:font-size="11pt" style:font-size-asian="11pt" style:font-size-complex="11pt"/>
    </style:style>
    <style:style style:name="P416" style:parent-style-name="Textbody" style:family="paragraph">
      <style:paragraph-properties fo:text-align="justify" fo:margin-bottom="0in" fo:line-height="100%"/>
    </style:style>
    <style:style style:name="T417" style:parent-style-name="StrongEmphasis" style:family="text">
      <style:text-properties style:font-name="Bitstream Vera Sans" style:font-name-complex="Tahoma" fo:font-size="11pt" style:font-size-asian="11pt" style:font-size-complex="11pt"/>
    </style:style>
    <style:style style:name="T418" style:parent-style-name="StrongEmphasis" style:family="text">
      <style:text-properties style:font-name="Bitstream Vera Sans" style:font-name-complex="Tahoma"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style>
    <style:style style:name="T421" style:parent-style-name="StrongEmphasis" style:family="text">
      <style:text-properties style:font-name="Bitstream Vera Sans" style:font-name-complex="Tahoma" fo:font-size="11pt" style:font-size-asian="11pt" style:font-size-complex="11pt" style:language-asian="tr" style:country-asian="TR"/>
    </style:style>
    <style:style style:name="T422" style:parent-style-name="StrongEmphasis" style:family="text">
      <style:text-properties style:font-name="Bitstream Vera Sans" style:font-name-complex="Tahoma" fo:font-size="11pt" style:font-size-asian="11pt" style:font-size-complex="11pt" style:language-asian="tr" style:country-asian="TR"/>
    </style:style>
    <style:style style:name="T4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style>
    <style:style style:name="T426" style:parent-style-name="StrongEmphasis" style:family="text">
      <style:text-properties style:font-name="Bitstream Vera Sans" style:font-name-complex="Tahoma" fo:font-size="11pt" style:font-size-asian="11pt" style:font-size-complex="11pt"/>
    </style:style>
    <style:style style:name="T427" style:parent-style-name="StrongEmphasis" style:family="text">
      <style:text-properties style:font-name="Bitstream Vera Sans" style:font-name-complex="Tahoma" fo:font-size="11pt" style:font-size-asian="11pt" style:font-size-complex="11pt"/>
    </style:style>
    <style:style style:name="T428" style:parent-style-name="StrongEmphasis" style:family="text">
      <style:text-properties style:font-name="Bitstream Vera Sans" style:font-name-complex="Tahoma" fo:font-size="11pt" style:font-size-asian="11pt" style:font-size-complex="11pt"/>
    </style:style>
    <style:style style:name="T429" style:parent-style-name="StrongEmphasis" style:family="text">
      <style:text-properties style:font-name="Bitstream Vera Sans" style:font-name-complex="Tahoma" fo:font-size="11pt" style:font-size-asian="11pt" style:font-size-complex="11pt"/>
    </style:style>
    <style:style style:name="T4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3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32" style:parent-style-name="Textbody" style:family="paragraph">
      <style:paragraph-properties fo:text-align="justify" fo:margin-bottom="0in" fo:line-height="100%"/>
    </style:style>
    <style:style style:name="P433" style:parent-style-name="Standard" style:family="paragraph">
      <style:paragraph-properties fo:text-align="justify"/>
    </style:style>
    <style:style style:name="T434" style:parent-style-name="StrongEmphasis" style:family="text">
      <style:text-properties style:font-name="Bitstream Vera Sans" style:font-name-complex="Tahoma" fo:font-size="11pt" style:font-size-asian="11pt" style:font-size-complex="11pt"/>
    </style:style>
    <style:style style:name="T435" style:parent-style-name="StrongEmphasis" style:family="text">
      <style:text-properties style:font-name="Bitstream Vera Sans" style:font-name-complex="Tahoma" fo:font-size="11pt" style:font-size-asian="11pt" style:font-size-complex="11pt"/>
    </style:style>
    <style:style style:name="P436" style:parent-style-name="Textbody" style:family="paragraph">
      <style:paragraph-properties fo:text-align="justify" fo:margin-bottom="0in" fo:line-height="100%"/>
    </style:style>
    <style:style style:name="T437" style:parent-style-name="StrongEmphasis" style:family="text">
      <style:text-properties style:font-name="Bitstream Vera Sans" style:font-name-complex="Tahoma" fo:font-size="11pt" style:font-size-asian="11pt" style:font-size-complex="11pt"/>
    </style:style>
    <style:style style:name="T438" style:parent-style-name="StrongEmphasis" style:family="text">
      <style:text-properties style:font-name="Bitstream Vera Sans" style:font-name-complex="Tahoma" fo:font-size="11pt" style:font-size-asian="11pt" style:font-size-complex="11pt"/>
    </style:style>
    <style:style style:name="T439" style:parent-style-name="StrongEmphasis" style:family="text">
      <style:text-properties style:font-name="Bitstream Vera Sans" style:font-name-complex="Tahoma" fo:font-size="11pt" style:font-size-asian="11pt" style:font-size-complex="11pt"/>
    </style:style>
    <style:style style:name="T440" style:parent-style-name="StrongEmphasis" style:family="text">
      <style:text-properties style:font-name="Bitstream Vera Sans" style:font-name-complex="Tahoma" fo:font-size="11pt" style:font-size-asian="11pt" style:font-size-complex="11pt"/>
    </style:style>
    <style:style style:name="T441" style:parent-style-name="StrongEmphasis" style:family="text">
      <style:text-properties style:font-name="Bitstream Vera Sans" style:font-name-complex="Tahoma" fo:font-size="11pt" style:font-size-asian="11pt" style:font-size-complex="11pt"/>
    </style:style>
    <style:style style:name="T442" style:parent-style-name="StrongEmphasis" style:family="text">
      <style:text-properties style:font-name="Bitstream Vera Sans" style:font-name-complex="Tahoma" fo:font-size="11pt" style:font-size-asian="11pt" style:font-size-complex="11pt"/>
    </style:style>
    <style:style style:name="T443" style:parent-style-name="VarsayılanParagrafYazıTipi" style:family="text">
      <style:text-properties style:font-name="Bitstream Vera Sans" style:font-name-complex="Tahoma" fo:font-size="11pt" style:font-size-asian="11pt" style:font-size-complex="11pt"/>
    </style:style>
    <style:style style:name="T444" style:parent-style-name="VarsayılanParagrafYazıTipi" style:family="text">
      <style:text-properties style:font-name="Bitstream Vera Sans" style:font-name-complex="Tahoma" fo:font-size="11pt" style:font-size-asian="11pt" style:font-size-complex="11pt"/>
    </style:style>
    <style:style style:name="P445" style:parent-style-name="Textbody" style:family="paragraph">
      <style:paragraph-properties fo:text-align="justify" fo:margin-bottom="0in" fo:line-height="100%"/>
    </style:style>
    <style:style style:name="T4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0" style:parent-style-name="VarsayılanParagrafYazıTipi" style:family="text">
      <style:text-properties style:font-name="Bitstream Vera Sans" style:font-name-complex="Tahoma" fo:font-size="11pt" style:font-size-asian="11pt" style:font-size-complex="11pt"/>
    </style:style>
    <style:style style:name="T451" style:parent-style-name="VarsayılanParagrafYazıTipi" style:family="text">
      <style:text-properties style:font-name="Bitstream Vera Sans" style:font-name-complex="Tahoma" fo:font-size="11pt" style:font-size-asian="11pt" style:font-size-complex="11pt"/>
    </style:style>
    <style:style style:name="T452" style:parent-style-name="VarsayılanParagrafYazıTipi" style:family="text">
      <style:text-properties style:font-name="Bitstream Vera Sans" style:font-name-complex="Tahoma" fo:font-size="11pt" style:font-size-asian="11pt" style:font-size-complex="11pt"/>
    </style:style>
    <style:style style:name="T453" style:parent-style-name="VarsayılanParagrafYazıTipi" style:family="text">
      <style:text-properties style:font-name="Bitstream Vera Sans" style:font-name-complex="Tahoma" fo:font-size="11pt" style:font-size-asian="11pt" style:font-size-complex="11pt"/>
    </style:style>
    <style:style style:name="T454" style:parent-style-name="VarsayılanParagrafYazıTipi" style:family="text">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56"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57"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58"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59"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60" style:parent-style-name="Textbody" style:family="paragraph">
      <style:paragraph-properties fo:text-align="justify" fo:margin-bottom="0in" fo:line-height="100%" fo:text-indent="0.4923in"/>
    </style:style>
    <style:style style:name="T4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center" fo:margin-bottom="0in" fo:line-height="100%"/>
    </style:style>
    <style:style style:name="T469" style:parent-style-name="VarsayılanParagrafYazıTipi" style:family="text">
      <style:text-properties style:font-name="Bitstream Vera Sans" style:font-name-complex="Tahoma" fo:font-size="11pt" style:font-size-asian="11pt" style:font-size-complex="11pt"/>
    </style:style>
    <style:style style:name="T470" style:parent-style-name="StrongEmphasis" style:family="text">
      <style:text-properties style:font-name="Bitstream Vera Sans" style:font-name-complex="Tahoma" fo:font-size="11pt" style:font-size-asian="11pt" style:font-size-complex="11pt"/>
    </style:style>
    <style:style style:name="T471" style:parent-style-name="VarsayılanParagrafYazıTipi" style:family="text">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style>
    <style:style style:name="T47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justify" fo:margin-bottom="0in" fo:line-height="100%"/>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2" style:parent-style-name="Standard" style:family="paragraph">
      <style:paragraph-properties fo:text-align="justify" style:line-height-at-least="0in"/>
    </style:style>
    <style:style style:name="T48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8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8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8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24" style:parent-style-name="Textbody" style:family="paragraph">
      <style:paragraph-properties fo:text-align="center" fo:margin-bottom="0in" fo:line-height="100%"/>
    </style:style>
    <style:style style:name="T525"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52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5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8"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30" style:parent-style-name="Standard" style:family="paragraph">
      <style:paragraph-properties fo:text-align="justify" style:line-height-at-least="0in" fo:margin-left="0.4923in">
        <style:tab-stops/>
      </style:paragraph-properties>
    </style:style>
    <style:style style:name="T53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53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33" style:parent-style-name="Standard" style:family="paragraph">
      <style:paragraph-properties fo:text-align="justify" style:line-height-at-least="0in"/>
    </style:style>
    <style:style style:name="T534"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35" style:parent-style-name="Standard" style:family="paragraph">
      <style:paragraph-properties fo:text-align="justify" style:line-height-at-least="0in"/>
    </style:style>
    <style:style style:name="T53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37" style:parent-style-name="Standard" style:family="paragraph">
      <style:paragraph-properties fo:text-align="justify" style:line-height-at-least="0in"/>
    </style:style>
    <style:style style:name="T53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53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4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4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5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51"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5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5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5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5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56"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SİZ SÜRELİ KİRA SÖZLEŞMESİ</text:p>
      <text:p text:style-name="P10"/>
      <text:p text:style-name="P11"><text:span text:style-name="T12">Sözleşme Düzenleme<text:s/></text:span><text:span text:style-name="T13">Tarihi–No</text:span><text:span text:style-name="T14"><text:tab/></text:span><text:span text:style-name="T15"><text:tab/></text:span><text:span text:style-name="T16"><text:tab/>:</text:span><text:span text:style-name="T17"><text:s/></text:span><text:span text:style-name="T18"><text:s text:c="3"/></text:span><text:span text:style-name="T19">.</text:span><text:span text:style-name="T20"><text:s/></text:span><text:span text:style-name="T21">.</text:span><text:span text:style-name="T22"><text:s/>. .<text:s/></text:span><text:span text:style-name="T23">-</text:span><text:span text:style-name="T24"><text:s/>.<text:s/></text:span><text:span text:style-name="T25">.</text:span><text:span text:style-name="T26"><text:s/></text:span><text:span text:style-name="T27">.</text:span><text:span text:style-name="T28"><text:s/>.<text:s/></text:span><text:span text:style-name="T29">-</text:span><text:span text:style-name="T30"><text:s/>. . . .</text:span><text:span text:style-name="T31"><text:s text:c="2"/></text:span><text:span text:style-name="T32"><text:s/></text:span><text:span text:style-name="T33"><text:s/>–</text:span><text:span text:style-name="T34"><text:s/></text:span><text:span text:style-name="T35"><text:s text:c="2"/></text:span></text:p>
      <text:p text:style-name="P36"><text:span text:style-name="T37">Kiraya Veren A</text:span><text:span text:style-name="T38">dı Soyadı-TC</text:span><text:span text:style-name="T39"><text:tab/></text:span><text:span text:style-name="T40"><text:tab/></text:span><text:span text:style-name="T41"><text:tab/></text:span><text:span text:style-name="T42">:</text:span></text:p>
      <text:p text:style-name="P43"><text:span text:style-name="T44">Kiracı<text:s/></text:span><text:span text:style-name="T45">Adı Soyadı</text:span><text:span text:style-name="T46"><text:s/>–<text:s/></text:span><text:span text:style-name="T47">TC</text:span><text:span text:style-name="T48"><text:s/>–<text:s/></text:span><text:span text:style-name="T49">Tel</text:span><text:span text:style-name="T50"><text:s/></text:span><text:span text:style-name="T51">-</text:span><text:span text:style-name="T52"><text:s/></text:span><text:span text:style-name="T53">Adres</text:span><text:span text:style-name="T54"><text:tab/></text:span><text:span text:style-name="T55"><text:tab/></text:span><text:span text:style-name="T56">:<text:s/></text:span><text:span text:style-name="T57">METİN ÇELİK</text:span><text:span text:style-name="T58"><text:tab/></text:span><text:span text:style-name="T59">–<text:s/></text:span><text:span text:style-name="T60">374 7156 5288<text:s/></text:span><text:span text:style-name="T61">–<text:s/></text:span><text:span text:style-name="T62">0545 243 50 40</text:span></text:p>
      <text:p text:style-name="P63"><text:span text:style-name="T64"><text:s text:c="2"/>Doğancı Bağları Mah. <text:s/>1.Cad. No:8 TOKAT</text:span></text:p>
      <text:p text:style-name="P65"><text:span text:style-name="T66">Kiralananın Cinsi – Kullanım Amacı-Adres</text:span><text:span text:style-name="T67"><text:tab/>:</text:span><text:span text:style-name="T68"><text:s/></text:span><text:span text:style-name="T69">İş yeri <text:s/></text:span><text:span text:style-name="T70"><text:s/>– <text:s/></text:span><text:span text:style-name="T71"><text:s/>Oto Tamirhane</text:span></text:p>
      <text:p text:style-name="P72"><text:span text:style-name="T73"><text:s text:c="3"/></text:span><text:span text:style-name="T74">Yeniyurt Mah.<text:s/></text:span><text:span text:style-name="T75">İsmail Altıngövde Cad. No:21/G TOKAT</text:span></text:p>
      <text:p text:style-name="P76"><text:span text:style-name="T77">Tapu Ada/Parsel</text:span><text:span text:style-name="T78"><text:s text:c="2"/></text:span><text:span text:style-name="T79"><text:s/>– <text:s/></text:span><text:span text:style-name="T80">Abone Elektrik/Su</text:span><text:span text:style-name="T81"><text:tab/></text:span><text:span text:style-name="T82"><text:tab/>:</text:span><text:span text:style-name="T83"><text:s/>1245/</text:span><text:span text:style-name="T84">1</text:span><text:span text:style-name="T85"><text:s text:c="2"/></text:span><text:span text:style-name="T86"><text:s/>– <text:s/></text:span><text:span text:style-name="T87">-/-</text:span></text:p>
      <text:p text:style-name="P88"><text:span text:style-name="T89">Kira Süresi</text:span><text:span text:style-name="T90"><text:s/></text:span><text:span text:style-name="T91">Başlangıç</text:span><text:span text:style-name="T92"><text:s/>Tarihi</text:span><text:span text:style-name="T93"><text:tab/></text:span><text:span text:style-name="T94"><text:tab/></text:span><text:span text:style-name="T95"><text:tab/></text:span><text:span text:style-name="T96">:</text:span><text:span text:style-name="T97"><text:s/></text:span></text:p>
      <text:p text:style-name="P98"><text:span text:style-name="T99">Kira Bedeli Stopaj Vergisi Hariç (Net On iki aylık)</text:span><text:span text:style-name="T100"><text:tab/>:</text:span><text:span text:style-name="T101"><text:s/></text:span></text:p>
      <text:p text:style-name="P102"><text:span text:style-name="T103">Ödeme Şekli</text:span><text:span text:style-name="T104"><text:tab/></text:span><text:span text:style-name="T105"><text:tab/></text:span><text:span text:style-name="T106"><text:tab/></text:span><text:span text:style-name="T107"><text:tab/></text:span><text:span text:style-name="T108"><text:tab/>:</text:span><text:span text:style-name="T109"><text:s/>İlk kira bedeli sözleşme tarihinde, sözleşmenin uzaması halinde, uzayan her yılda ise kira başlangıç tarihinden 15 gün öncesinde peşin olarak banka hesabına yatırılacaktır</text:span></text:p>
      <text:p text:style-name="P110"><text:span text:style-name="T111">Genel Hükümler</text:span></text:p>
      <text:p text:style-name="P112">MADDE 1 –<text:s/>SÖZLEŞME<text:s/></text:p>
      <text:p text:style-name="P113"><text:span text:style-name="T114">1.1</text:span><text:span text:style-name="T115">.</text:span><text:span text:style-name="T116"><text:s/></text:span><text:span text:style-name="T117">Konu</text:span><text:span text:style-name="T118">:</text:span><text:span text:style-name="T119"><text:s/>İşbu sözleşmenin konusu, taşınmazın kiralanması, teslimi, kira miktar ve ödemeleri, kullanım şartları,<text:s/></text:span><text:span text:style-name="T120">sözleşmenin feshi, mecurun<text:s/></text:span><text:span text:style-name="T121">tahliyesi ile tarafların karşılıklı yükümlülükleri</text:span><text:span text:style-name="T122"><text:s/>şartlarının</text:span><text:span text:style-name="T123"><text:s/>belirlenmesidir.<text:s/></text:span><text:span text:style-name="T124">300-27</text:span></text:p>
      <text:p text:style-name="P125"><text:span text:style-name="T126">1.2</text:span><text:span text:style-name="T127">.</text:span><text:span text:style-name="T128"><text:s/>S</text:span><text:span text:style-name="T129">ü</text:span><text:span text:style-name="T130">re:</text:span><text:span text:style-name="T131"><text:s/></text:span><text:span text:style-name="T132">İşbu sözleşme belirsiz sürelidir ve her altı aylık dönem bitiminden üç ay öncesi bildirimle sona erer.</text:span></text:p>
      <text:p text:style-name="P133"><text:span text:style-name="T134">1.3</text:span><text:span text:style-name="T135">.</text:span><text:span text:style-name="T136"><text:s/></text:span><text:span text:style-name="T137">Olağanüstü<text:s/></text:span><text:span text:style-name="T138">Fes</text:span><text:span text:style-name="T139">i</text:span><text:span text:style-name="T140">h:<text:s/></text:span><text:span text:style-name="T141">Kiracının iflasının istenmesi, konkordato talebinde bulunması, tasfiyesine başlanılması, süresinin bitmesi, aleyhinde aciz vesikası alınması, Maliye Bakanlığı ve ilgili birimlerince aleyhinde tedbir kararı verilmesi ve iş yerinin mühürlenmesi</text:span><text:span text:style-name="T142">,<text:s/></text:span><text:span text:style-name="T143">İşbu sözleşmedeki herhangi bir maddenin yerine getirilmemesi</text:span><text:span text:style-name="T144"><text:s/>halleri fesih ve tahliye sebebidir.</text:span><text:span text:style-name="T145"><text:s/></text:span></text:p>
      <text:p text:style-name="P146"><text:span text:style-name="T147">1.3.1</text:span><text:span text:style-name="T148">.</text:span><text:span text:style-name="T149"><text:s/>Kiracı, sözleşme bitiş tarihine uymaksızın, tahliye tarihi sadece 01 Nisan - 30 Eylül tarihleri arasında olacak şekilde mecuru tahliye etmek isterse, üç ay önceden noterden bildirim yaparak ve tahliye tarihini izleyen üç aylık kira bedelini de kiraya verene peşin ödeyerek kiralananı tahliye edebilir. Tahliye sonrası ödemesi yapılan 3 ay içerisinde yeni bir kiracı ile sözleşme yapılırsa, oturulmayan dönem kira bedeli kiracıya iade edilir. <text:s/></text:span><text:span text:style-name="T150">325</text:span></text:p>
      <text:p text:style-name="P151"><text:span text:style-name="T152">1.4<text:s/></text:span><text:span text:style-name="T153">Normal<text:s/></text:span><text:span text:style-name="T154">Fesih</text:span><text:span text:style-name="T155">:<text:s/></text:span><text:span text:style-name="T156">İşbu</text:span><text:span text:style-name="T157"><text:s/>sözleşmenin fesih bildirim süresi üç ay, fesih dönemi altı aydır.<text:s/></text:span><text:span text:style-name="T158">328/1</text:span></text:p>
      <text:p text:style-name="P159"><text:span text:style-name="T160">1.4.1<text:s/></text:span><text:span text:style-name="T161">Kira<text:s/></text:span><text:span text:style-name="T162">b</text:span><text:span text:style-name="T163">iti</text:span><text:span text:style-name="T164">ş</text:span><text:span text:style-name="T165"><text:s/></text:span><text:span text:style-name="T166">t</text:span><text:span text:style-name="T167">arihine<text:s/></text:span><text:span text:style-name="T168">u</text:span><text:span text:style-name="T169">ygun<text:s/></text:span><text:span text:style-name="T170">b</text:span><text:span text:style-name="T171">ildirim<text:s/></text:span><text:span text:style-name="T172">i</text:span><text:span text:style-name="T173">le<text:s/></text:span><text:span text:style-name="T174">f</text:span><text:span text:style-name="T175">esih</text:span><text:span text:style-name="T176"><text:s/>için</text:span><text:span text:style-name="T177"><text:s/></text:span><text:span text:style-name="T178">ü</text:span><text:span text:style-name="T179">ç ay öncesinde bildirim<text:s/></text:span><text:span text:style-name="T180">yapılmalıdır. Taraflar kira bitiş tarihinden üç ay öncesinde bildirimde bulunmaz ise sözleşme kira bedeli hariç aynı şartlarla<text:s/></text:span><text:span text:style-name="T181">kendiliğinden bir dönem uzar.</text:span></text:p>
      <text:p text:style-name="P182"><text:span text:style-name="T183">1.</text:span><text:span text:style-name="T184">5</text:span><text:span text:style-name="T185">. Ceza:<text:s/></text:span><text:span text:style-name="T186">Kiracı,<text:s/></text:span><text:span text:style-name="T187">geçerli yasal<text:s/></text:span><text:span text:style-name="T188">bir tahliye</text:span><text:span text:style-name="T189">nin</text:span><text:span text:style-name="T190"><text:s/></text:span><text:span text:style-name="T191">itirazı ile gerçekleşmemesi</text:span><text:span text:style-name="T192">, itirazının kaldırılması</text:span><text:span text:style-name="T193"><text:s/>durumunda, itiraz tarihi</text:span><text:span text:style-name="T194"><text:s/></text:span><text:span text:style-name="T195">itibar</text:span><text:span text:style-name="T196">ı ile</text:span><text:span text:style-name="T197"><text:s/>geçen her gün için, yıllık kira bedelinin yüzde biri oranında günlük ceza bedeli ödemeyi kabul ve taahhüt eder.</text:span></text:p>
      <text:p text:style-name="P198"><text:span text:style-name="T199">1.</text:span><text:span text:style-name="T200">6</text:span><text:span text:style-name="T201">. Tahliye:</text:span><text:span text:style-name="T202"><text:s/>İşbu sözleşme ile kiracı, halen tahtı icarında bulunan mecuru;</text:span></text:p>
      <text:p text:style-name="P203"><text:span text:style-name="T204">tarihinde, sözleşmenin şartlarına bağlı kalarak, hiçbir cevap itası, tebliğ ve tebellüğ, kanuni merasim, ihtar ve protesto keşidesi, hüküm istihsaline ve mahkeme ilamına hacet kalmaksızın kayıtsız ve şartsız olarak boşaltmayı, hür iradesiyle beyan, kabul ve taahhüt etmiştir. Kiracı; mecuru gününde tahliye edemediği veya etmediği takdirde, tahliye hakkının doğduğu tarihten itibaren geçen her gün için yıllık kira bedelinin % 1 ’i oranında günlük ceza bedeli ödemeyi, kiraya veren veya yetkili kanuni vekili tarafından aleyhine yapılacak, her türlü icra takibatı, mahkeme masrafları, avukatlık ücretleri ve benzeri tüm ücretlerinde tamamen kendi veya şahit tarafından; kiracı tüzel kişilik ise, firma imza yetkilisi şahit şahıs şahsen kendisi tarafından karşılanacağını şimdiden kabul, beyan ve taahhüt etmiştir.</text:span></text:p>
      <text:p text:style-name="P205"><text:span text:style-name="T206">1.</text:span><text:span text:style-name="T207">7</text:span><text:span text:style-name="T208"><text:s/></text:span><text:span text:style-name="T209">Kiracının iflası ve ölümü:<text:s/></text:span><text:span text:style-name="T210">Kiracı iflas eder veya ölürse sözleşme kendiliğinden fesih olur. Mirasçılarla</text:span><text:span text:style-name="T211"><text:s/>işbu sözleşmeden bağımsız,</text:span><text:span text:style-name="T212"><text:s/>yeni bir sözleşme yapılamaması durumunda, tahliye tarihi itibarı ile varsa kalan kira bedeli iade edilir. <text:s/>Üç ay içinde mirasçıların tahliyeyi sağlamaması durumunda kiracının malları bir yedi emine teslim edilir.<text:s/></text:span><text:span text:style-name="T213">332-3</text:span></text:p>
      <text:p text:style-name="P214"/>
      <text:p text:style-name="P215"><text:span text:style-name="T216">MADDE 2 –<text:s/></text:span><text:span text:style-name="T217">MECUR</text:span></text:p>
      <text:p text:style-name="P218"><text:span text:style-name="T219">2.1.<text:s/></text:span><text:span text:style-name="T220">İşbu sözleşme aynı zamanda teslim tutanağıdır ve kiracı kiralananı kendi kullanım amacına uygun olarak ayıpsız ve eksiksiz olarak teslim aldığını kabul ederek işbu söz</text:span><text:span text:style-name="T221">leşmeyi imzalamıştır. Mecurun teslimi sonrası, kiracının kendi ihtiyaçları doğrultusunda ortaya çıkabilecek ve eksik olarak tanımlayacağı şeylerin sorumluluğu kiracıya aittir.</text:span></text:p>
      <text:soft-page-break/>
      <text:p text:style-name="P222"><text:span text:style-name="T223">2.2.</text:span><text:span text:style-name="T224"><text:s/>Taşınmazda bulunan tuvalet, la</text:span><text:bookmark-start text:name="_GoBack1"/><text:bookmark-end text:name="_GoBack1"/><text:span text:style-name="T225">vabo vb. malzemeler kiracıya sağlam olarak te</text:span><text:span text:style-name="T226">slim edilmiştir ve kira bitiminde kiracı bu malzemeleri sağlam ve eksiksiz olarak teslim etmekle; hasar oluşması durumunda ödemekle yükümlüdür. Mecurun</text:span></text:p>
      <text:p text:style-name="P227"><text:span text:style-name="T228">kullanılması sırasında oluşabilecek her türlü arıza, hasar vb. giderler kiracıya aittir.</text:span></text:p>
      <text:p text:style-name="P229"><text:span text:style-name="T230">2.3</text:span><text:span text:style-name="T231"><text:s/>Sözleşme<text:s/></text:span><text:span text:style-name="T232">süresince kiralananın amaçlanan kullanıma elverişli tutması için kiraya verenden yapması beklenen harcamaları, kiracı kendi yaparak veya yaptırarak kiraya verenden isteyemez.<text:s/></text:span><text:span text:style-name="T233">Kiracı, kiralananı kendi malı gibi kullanmaya, evsaf ve meziyetlerini şö</text:span><text:span text:style-name="T234">hret ve itibarını kaybetmesine meydan vermemeye ve etrafında meskûn diğer kiracı/maliklere karşı özenli davranmaya mecburdur.<text:s/></text:span><text:span text:style-name="T235">301</text:span></text:p>
      <text:p text:style-name="P236"><text:span text:style-name="T237">2.</text:span><text:span text:style-name="T238">4</text:span><text:span text:style-name="T239"><text:s/></text:span><text:span text:style-name="T240">Kiralanan sonradan ayıplı duruma gelirse, kiracı fesih hakkını kullanabilir. Kiracı kiraya veren adına harcama yaparak, kiraya verenden bedel tazminat vb. ücretler talep edemez. Zararını kiraya verenden isteyemez.<text:s/></text:span><text:span text:style-name="T241">304-8</text:span></text:p>
      <text:p text:style-name="P242"><text:span text:style-name="T243">2.</text:span><text:span text:style-name="T244">5</text:span><text:span text:style-name="T245"><text:s/></text:span><text:span text:style-name="T246">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p>
      <text:p text:style-name="P247"><text:span text:style-name="T248">2.</text:span><text:span text:style-name="T249">6</text:span><text:span text:style-name="T250"><text:s/>Aşağıdaki olaylar işbu sözleşme için olağan üstü fesih sebebidir ve tazminata sebep olur;</text:span></text:p>
      <text:p text:style-name="P251"><text:span text:style-name="T252">2.</text:span><text:span text:style-name="T253">6</text:span><text:span text:style-name="T254">.1. İş değişikliği:<text:s/></text:span><text:span text:style-name="T255">Kiracı, kiralananı belirtilen amaçla kullanabilir ve değişikli</text:span><text:span text:style-name="T256">k</text:span><text:span text:style-name="T257"><text:s/>yazılı onay olmadan yapılamaz. Kiraya verenin izin vermemesi halinde, kiracı hakkın kötüye kullanıldığı iddiasında bulunamaz, zarar ziyan talep edemez.</text:span></text:p>
      <text:p text:style-name="P258"><text:span text:style-name="T259">2.</text:span><text:span text:style-name="T260">6</text:span><text:span text:style-name="T261">.2. Kullanmama:</text:span><text:span text:style-name="T262"><text:s/>Kiracı kiralananı kapalı tutamaz. Kullanmamazlık edemez.</text:span></text:p>
      <text:p text:style-name="P263"><text:span text:style-name="T264">2.</text:span><text:span text:style-name="T265">6</text:span><text:span text:style-name="T266">.3. Ekler:<text:s/></text:span><text:span text:style-name="T267">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kiraya verenin yazılı onayı olmaksızın müdahalede bulunamaz, kullanamaz.</text:span></text:p>
      <text:p text:style-name="P268"><text:span text:style-name="T269">2.</text:span><text:span text:style-name="T270">6</text:span><text:span text:style-name="T271">.4.<text:s/></text:span><text:span text:style-name="T272">Kiralananda veya çevresinde kiracı hayvan besleyemez.</text:span><text:span text:style-name="T273">316…9</text:span></text:p>
      <text:p text:style-name="P274"><text:span text:style-name="T275">2.</text:span><text:span text:style-name="T276">7</text:span><text:span text:style-name="T277"><text:s/></text:span><text:span text:style-name="T278">Kiraya veren</text:span><text:span text:style-name="T279">, kiralananda, kira sözleşmesinin feshini gerektirmeyen ve kiracıdan katlanması<text:s/></text:span><text:span text:style-name="T280">beklenebilecek olan yenilik ve değişiklikler yapabilir. Bu durumdan dolayı kiracı herhangi bir hak talep edemez.<text:s/></text:span><text:span text:style-name="T281">320</text:span></text:p>
      <text:p text:style-name="P282"><text:span text:style-name="T283">2.</text:span><text:span text:style-name="T284">8</text:span><text:span text:style-name="T285"><text:s/></text:span><text:span text:style-name="T286">Kiracı</text:span><text:span text:style-name="T287">, taşınmazda bir değişiklik yapmak isterse bu ek bir sözleşme ile belirlenmelidir.<text:s/></text:span><text:span text:style-name="T288">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89">, kiralananda ortaya çıkabilecek<text:s/></text:span><text:span text:style-name="T290">değer artışının karşılığını isteyemez. Yazılı onayla veya onaysız, kiracının imar mevzuatına aykırı tadilatlarından dolayı ilgili resmi makamlar tarafından kiraya veren adına düzenlenecek harç, ceza, imar para cezası vb. her türlü cezalar kiracı tarafından ödenecektir;<text:s/></text:span><text:span text:style-name="T291">ödemezse<text:s/></text:span><text:span text:style-name="T292">kiraya veren tarafından ödenen cezalar kiracıya rücu edilir.<text:s/></text:span><text:span text:style-name="T293">321</text:span></text:p>
      <text:p text:style-name="P294"><text:span text:style-name="T295">2.</text:span><text:span text:style-name="T296">9</text:span><text:span text:style-name="T297"><text:s/>Kira sözleşmesinin sona erdirilmesi halinde kiralanan üzerinde yapılmış olan her türlü tadilat ve değişikliğin tamamı veya bir kısmı, kiraya verenin talebiyle, kiracı tarafından eski haline getirilecek ve teslim edilecektir. Kiracı bu şekilde teslimat</text:span><text:span text:style-name="T298"><text:s/>yapmazsa</text:span><text:span text:style-name="T299">, kiraya verenin eski hale getirmek için yaptığı masrafın beş katı ceza bedeli ödemeyi kabul eder.<text:s/></text:span><text:span text:style-name="T300">321</text:span></text:p>
      <text:p text:style-name="P301"><text:span text:style-name="T302">2.1</text:span><text:span text:style-name="T303">0</text:span><text:span text:style-name="T304"><text:s/>Devir<text:s/></text:span><text:span text:style-name="T305">–</text:span><text:span text:style-name="T306"><text:s/>Temlik<text:s/></text:span><text:span text:style-name="T307">–</text:span><text:span text:style-name="T308"><text:s/>Alt Kira<text:s/></text:span><text:span text:style-name="T309">–</text:span><text:span text:style-name="T310"><text:s/>Ortak Kirac</text:span><text:span text:style-name="T311">ı</text:span><text:span text:style-name="T312">:</text:span><text:span text:style-name="T313"><text:s/></text:span><text:span text:style-name="T314">Kiracı yazılı rıza olmadıkça, kiralananı kısmen veya tamamen gerçek ve/veya tüzel kişilere devredemez, terk edemez, kullandıramaz, alt kira yolu ile kiraya veremez, yanına ortak kiracı alamaz. Yazılı rızanın alınabilmesi<text:s/></text:span><text:span text:style-name="T315">için devir bilgisi kiraya verene otuz gün öncesinde, noter marifetiyle bildirilmelidir. Kiraya verende kararını en geç üç ay içinde noter marifetiyle kiracıya bildirmek zorundadır.<text:s/></text:span><text:span text:style-name="T316">322</text:span></text:p>
      <text:p text:style-name="P317"><text:span text:style-name="T318">Kiraya verenin devir işlemine onay vermesi durumunda;</text:span></text:p>
      <text:p text:style-name="P319"><text:span text:style-name="T320">2.1</text:span><text:span text:style-name="T321">0</text:span><text:span text:style-name="T322">.1</text:span><text:span text:style-name="T323"><text:s/>Devreden kiracı; devir alan kiracının mecuru tahliye edeceği tarihe kadar bu sözleşme kapmasındaki tüm borç ve sorumluluklarına müteselsil kefil olduğunu kabul, taahhüt etmiştir.</text:span></text:p>
      <text:p text:style-name="P324"><text:span text:style-name="T325">2.1</text:span><text:span text:style-name="T326">0</text:span><text:span text:style-name="T327">.2</text:span><text:span text:style-name="T328"><text:s/>Devreden kiracı, sonradan muaccel olacak kira bedellerinden, kira konusunun sözleşmeye aykırı kullanılmasından doğan zararlardan ve kiraya verenin, kira ilişkisini haklı sebeplerle olağanüstü feshetmesi halinde, uğramış olduğu zararlardan ve tazminatlardan da sorumlu olacaktır.</text:span></text:p>
      <text:p text:style-name="P329"><text:span text:style-name="T330">2.1</text:span><text:span text:style-name="T331">0</text:span><text:span text:style-name="T332">.3</text:span><text:span text:style-name="T333"><text:s/>Devralan kiracı için uygulanacak kira bedeli kiraya veren tarafından devir sırasında yeniden belirlenir. Devreden kiracıya devrettiği tarih itibarı ile kalan kira bedeli iade edilir. Devralan kiracının kira bedelini nakit ödemesi ile sözleşme yapılabilir. Oluşan her türlü zarardan devreden ve devralan kiracı müteselsilen sorumlu olacaktır.<text:s/></text:span><text:span text:style-name="T334">323-4</text:span></text:p>
      <text:p text:style-name="P335"><text:span text:style-name="T336">2.1</text:span><text:span text:style-name="T337">0</text:span><text:span text:style-name="T338">.4</text:span><text:span text:style-name="T339"><text:s/>Devralan kiracı, kira bedelinin yarısı kadar güvence bedeli ödeyecektir. Devreden ve devralan kiracıların depozito bedelleri, devralan kiracı ile sözleşme yasal olarak sona erdiğinde borçları düşüldükten sonra birlikte iade edilir.</text:span></text:p>
      <text:p text:style-name="P340"><text:span text:style-name="T341">2.1</text:span><text:span text:style-name="T342">1</text:span><text:span text:style-name="T343"><text:s/>Kiralanan</text:span><text:span text:style-name="T344">ı</text:span><text:span text:style-name="T345">n kullan</text:span><text:span text:style-name="T346">ı</text:span><text:span text:style-name="T347">lmamas</text:span><text:span text:style-name="T348">ı</text:span><text:span text:style-name="T349">:<text:s/></text:span><text:span text:style-name="T350">Normal veya mücbir bir sebeple, mecur kullanılmasa veya sınırlı olarak kullanılsa bile kiracı, kira bedelini ve yan giderleri ödemekle yükümlüdür. İşbu sözleşme pandemi koşulları göz önünde bulundurularak düzenlenmiştir.<text:s/></text:span><text:span text:style-name="T351">324</text:span></text:p>
      <text:soft-page-break/>
      <text:p text:style-name="P352"><text:span text:style-name="T353">MADDE 3 –<text:s/></text:span><text:span text:style-name="T354">KİRA BEDELİ ve DİĞER ÖDEMELER</text:span></text:p>
      <text:p text:style-name="P355"><text:span text:style-name="T356">3</text:span><text:span text:style-name="T357">.1. Kira Bedeli:<text:s/></text:span><text:span text:style-name="T358">Kira b</text:span><text:span text:style-name="T359">edeli vergiler hariç net bedeldir ve ilk kira döneminde peşin olarak, uzayan yıllarda ise kira başlangıç tarihinden 15 gün öncesinde kiraya verenin banka hesabına yatırılacaktır. A</text:span><text:span text:style-name="T360">ylık yapılacak ödemeleri, kiracı her ayın 6. günü peşin ödemekle yükümlüdür.<text:s/></text:span><text:span text:style-name="T361">313-4</text:span></text:p>
      <text:p text:style-name="P362"><text:span text:style-name="T363">3</text:span><text:span text:style-name="T364">.2. Temerrüt:</text:span><text:span text:style-name="T365"><text:s/>Belirlenen kira bedelinin ödeme vadesi sözleşme düzenleme tarihidir. Ödeme çek veya senet ile taahhüt edilmiş ise,</text:span><text:span text:style-name="T366"><text:s/></text:span><text:span text:style-name="T367">bu tip belgeler ihtar yerine geçer</text:span><text:span text:style-name="T368"><text:s/></text:span><text:span text:style-name="T369">ve ödeme zamanında yapılmamışsa kiracı temerrüde düşer.<text:s/></text:span><text:span text:style-name="T370">315</text:span></text:p>
      <text:p text:style-name="P371"><text:span text:style-name="T372">3</text:span><text:span text:style-name="T373">.3. Giderler-Yan Giderler-</text:span><text:span text:style-name="T374">İ</text:span><text:span text:style-name="T375">ndirim-Tazminat:</text:span><text:span text:style-name="T376"><text:s/>Elektrik, su vb. giderler kiracıya aittir.<text:s/></text:span><text:span text:style-name="T377">Kiracı, yan giderlere katlanmakla ve</text:span><text:span text:style-name="T378"><text:s/>her ayın 6. günü ödemekle yükümlüdür.<text:s/></text:span><text:span text:style-name="T379">Kiracı, kira süresi boyunca ve sonrasında, sözleşmede belirlenen kira bedelinde, mücbir sebepler dahil, herhangi bir sebeple indirim yapılmasını veya tazminat isteyemez.</text:span><text:span text:style-name="T380"><text:s/></text:span><text:span text:style-name="T381">303-314</text:span></text:p>
      <text:p text:style-name="P382"><text:span text:style-name="T383">3</text:span><text:span text:style-name="T384">.4<text:s/></text:span><text:span text:style-name="T385">Vergiler</text:span><text:span text:style-name="T386">:<text:s/></text:span><text:span text:style-name="T387">Kiralanan ile ilgili zorunlu sigorta, vergi, yan giderler ve benzeri yükümlülüklere kiracı katlanır.<text:s/></text:span><text:span text:style-name="T388">Kirac</text:span><text:span text:style-name="T389">ı, kanuni süresinde vergi, harç vb. mükellefiyetlerini yerine getirmediği takdirde kiraya veren adına tahakkuk edebilecek olan ceza, faiz, tazminat ve gecikme zamlarından, mecuru tahliye ettikten sonra dahi sorumlu olacağını kabul eder.<text:s/></text:span><text:span text:style-name="T390">Sadece</text:span><text:span text:style-name="T391"><text:s/>kiralanana a</text:span><text:span text:style-name="T392">it kültür, arsa ve bina vergileri kiraya veren tarafından ödenir.<text:s/></text:span><text:span text:style-name="T393">302</text:span></text:p>
      <text:p text:style-name="P394"><text:span text:style-name="T395">3</text:span><text:span text:style-name="T396">.5</text:span><text:span text:style-name="T397"><text:s/>Kiracı hiçbir koşulda kiraya verenden tazminat talep edemez.<text:s/></text:span><text:span text:style-name="T398">331</text:span></text:p>
      <text:p text:style-name="P399"><text:span text:style-name="T400">3</text:span><text:span text:style-name="T401">.6<text:s/></text:span><text:span text:style-name="T402">Kiracı, sözleşmenin sona ermesi halinde, s</text:span><text:span text:style-name="T403">özleşmeye aykırı kullanmadan doğacak zararları giderecektir.<text:s/></text:span><text:span text:style-name="T404">334</text:span></text:p>
      <text:p text:style-name="P405"><text:span text:style-name="T406">3</text:span><text:span text:style-name="T407">.7 G</text:span><text:span text:style-name="T408">ü</text:span><text:span text:style-name="T409">vence bedeli:<text:s/></text:span><text:span text:style-name="T410">Kiracı üç aylık kira bedeli güvence bedeli verecektir. Kiraya veren tarafından, güvence bedelinin geri ödenmesinde herhangi bir fark ödenmez.<text:s/></text:span><text:span text:style-name="T411">342</text:span></text:p>
      <text:p text:style-name="P412"><text:span text:style-name="T413">3</text:span><text:span text:style-name="T414">.8.</text:span><text:span text:style-name="T415"><text:s/>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aidat vs. tüm giderlerden kiracı sorumlu olacaktır.</text:span></text:p>
      <text:p text:style-name="P416"><text:span text:style-name="T417">3</text:span><text:span text:style-name="T418">.9.</text:span><text:span text:style-name="T419"><text:s/>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p>
      <text:p text:style-name="P420"><text:span text:style-name="T421">3</text:span><text:span text:style-name="T422">.10.</text:span><text:span text:style-name="T423"><text:s/>Kiracı mecurun yönetim planına, güvenlik tedbirlerine, işletme projesine istisnasız uyacak ve bu hususlardan doğacak yükümlülüklerini yerine getirecek ve kiraya vereni,<text:s/></text:span><text:span text:style-name="T424">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25"><text:span text:style-name="T426">3</text:span><text:span text:style-name="T427">.11. Art</text:span><text:span text:style-name="T428">ış</text:span><text:span text:style-name="T429">:</text:span><text:span text:style-name="T430"><text:s/>Uzayan dönemlerde kanunun belirlediği oranda artış yapılacaktır. Kira bedelini piyasa şartları belirler. Kira bedeli zamanında ödenmezse temerrüt oluşur, ödenmeyen miktara aylık TÜFE oranında fark eklenerek ödenecektir. Her beş yıllık süre sonunda TÜFE oranına bakılmaksızın TÜFE oranının üzerinde kira artışı yapılacaktır.<text:s/></text:span><text:span text:style-name="T431">344</text:span></text:p>
      <text:p text:style-name="P432"/>
      <text:p text:style-name="P433"><text:span text:style-name="T434">MADDE<text:s/></text:span><text:span text:style-name="T435">4 - DİĞER</text:span></text:p>
      <text:p text:style-name="P436"><text:span text:style-name="T437">4.1.</text:span><text:span text:style-name="T438"><text:s/></text:span><text:span text:style-name="T439">M</text:span><text:span text:style-name="T440">ü</text:span><text:span text:style-name="T441">cbir Sebep</text:span><text:span text:style-name="T442">:<text:s/></text:span><text:span text:style-name="T443">Doğal afet veya ülkenin dahil olduğu savaşın mücbir sebep kabul edilebilmesi ancak Bayındırlık ve İskan Bakanlığı tarafından bu hususun mücbir sebep olarak ilan edilmesi halinde mümkü</text:span><text:span text:style-name="T444">ndür. Taşınmazda meydana gelebilecek yangın, su basması, tahribat vb. hallerden doğan zarar ve ziyan kiracı tarafından tazmin edilecektir.</text:span></text:p>
      <text:p text:style-name="P445"><text:span text:style-name="T446">4.2.<text:s/></text:span><text:span text:style-name="T447">Ş</text:span><text:span text:style-name="T448">ahit</text:span><text:span text:style-name="T449">:</text:span><text:span text:style-name="T450"><text:s/>Şahit, sözleşmeyi imzalayan kişinin</text:span><text:span text:style-name="T451"><text:s/>sözleşmede adı geçen kişi olduğuna</text:span><text:span text:style-name="T452"><text:s/>ve işbu sözleşmeyi yanında imzaladığına</text:span><text:span text:style-name="T453"><text:s/>şahitlik ettiğini kabul ve beyan etmiştir. Kiracı tüzel bir kişilik ise firma imza yetkilisi şahsen şahittir ve bu sözleşmeye attığı imza ile, sözleşme şartlarına uyulmaması<text:s/></text:span><text:span text:style-name="T454">ve/veya bu sözleşmeyle bağlantılı tahliye taahhütnamesi vb. belgeler ile ortaya çıkabilecek her türlü maddi ve manevi zararların karşılanması hususunda, tüzel kişilik olan kiracı ile müteselsilen sorumlu ve kefil olduğunu kabul ve beyan etmiştir.</text:span></text:p>
      <text:p text:style-name="P455"/>
      <text:p text:style-name="P456"/>
      <text:p text:style-name="P457"/>
      <text:p text:style-name="P458"/>
      <text:p text:style-name="P459"/>
      <text:p text:style-name="P460"><text:span text:style-name="T461">İşbu akit</text:span><text:span text:style-name="T462">teki bilgilerin doğruluğunu ve sözleşmenin tüm şartlarına uyacağımı,<text:s/></text:span><text:span text:style-name="T463">uyuşmazlıkların çözümü için Tokat Adliyesi Mahkeme ve İcra dairelerinin salahiyetini</text:span><text:span text:style-name="T464"><text:s/>peşinen kabul ettiğimi, işbu sözleşmeyi okuduktan sonra hür irademle imzaladığımı, beyan, kabul ve taa</text:span><text:span text:style-name="T465">hhüt ederim.</text:span></text:p>
      <text:p text:style-name="P466"><text:tab/></text:p>
      <text:p text:style-name="P467"/>
      <text:soft-page-break/>
      <text:p text:style-name="P468"><text:span text:style-name="T469">EK SÖZLEŞME</text:span><text:span text:style-name="T470"><text:s/>–<text:s/></text:span><text:span text:style-name="T471">TAAHHÜTNAME</text:span></text:p>
      <text:p text:style-name="P472"/>
      <text:p text:style-name="P473"><text:span text:style-name="T474"><text:tab/>Halen tahtı icarımda bulunan mecuru; belirlediğimiz tarihte, aramızda imzaladığımız kira sözleşmesinin şartlarına bağlı kalarak, hiçbir kanuni merasime, ihtar ve protesto keşidesine, cevap itasına, tebliğ ve tebellüğe, herhangi bir ihtar v</text:span><text:span text:style-name="T475">e hiçbir hüküm istihsaline ve mahkemeden ilam almaya hacet kalmaksızın kayıtsız ve şartsız olarak boşaltmayı, tahliye etmeyi kesin olarak, hür irademle beyan, kabul ve taahhüt ediyorum.</text:span></text:p>
      <text:p text:style-name="P476"/>
      <text:p text:style-name="P477"><text:span text:style-name="T478"><text:tab/>Gününde tahliye edemediğim veya etmediğim takdirde, geçen her gün iç</text:span><text:span text:style-name="T479">in, yıllık kira bedelinin yüzde biri oranında (%1) günlük ceza bedeli ödemeyi, kiraya veren veya yetkili kanuni vekili tarafından aleyhime yapılacak, her türlü icra takibatı, mahkeme masrafları, avukatlık ücretleri ve benzeri tüm ücretlerinde tamamen şahsı</text:span><text:span text:style-name="T480">m tarafından karşılanacağını şimdiden kabul, beyan ve taahhüt ediyorum. İşbu taahhütnameyi hür irademle okudum ve imzalıyorum.</text:span></text:p>
      <text:p text:style-name="P481"/>
      <text:p text:style-name="P482"><text:span text:style-name="T483">Taahhüdün imzalandığı tarih <text:s/></text:span><text:span text:style-name="T484"><text:tab/>:</text:span></text:p>
      <text:p text:style-name="P485"/>
      <text:p text:style-name="P486">MECURUN</text:p>
      <text:p text:style-name="P487">Taahhüt edilen tahliye tarihi<text:tab/>:</text:p>
      <text:p text:style-name="P488"/>
      <text:p text:style-name="P489"/>
      <text:p text:style-name="P490">İlk kira başlangıç tarihi<text:tab/><text:tab/>:<text:tab/></text:p>
      <text:p text:style-name="P491"/>
      <text:p text:style-name="P492"/>
      <text:p text:style-name="P493">İlk kira bedeli<text:tab/><text:tab/><text:tab/>:</text:p>
      <text:p text:style-name="P494"/>
      <text:p text:style-name="P495"/>
      <text:p text:style-name="P496">Adresi<text:tab/><text:tab/><text:tab/><text:tab/>:</text:p>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soft-page-break/>
      <text:p text:style-name="P524"><text:span text:style-name="T525">ABONE GEREKTİREN DURUMLAR</text:span><text:span text:style-name="T526"><text:s/>VE DİĞER ŞARTLAR İÇİN EK SÖZLEŞME</text:span></text:p>
      <text:p text:style-name="P527"/>
      <text:p text:style-name="P528">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529">ELEKTRİK<text:tab/><text:tab/><text:tab/><text:tab/><text:tab/><text:tab/><text:tab/><text:tab/><text:tab/><text:tab/><text:tab/><text:tab/></text:p>
        </text:list-item>
      </text:list>
      <text:p text:style-name="P530"><text:span text:style-name="T531">Mecurda tek bir elektrik abonesi bulunmaktadır. Elektrik işlemleri süzme sayaç vasıtasıyla halledilecektir. <text:s/>Süzme sayaç yazarı üzerinden aylık ödemeler aboneliklerin sahibi olan kiraya verene yapılacaktır. Kiraya veren<text:s/></text:span><text:span text:style-name="T532">elektrik bedellerinin belirlenmesinde fatura miktarını ve süzme sayaç yazarlarını dikkate alarak tahsilat yapacaktır. Kiralananda bulunan ana pano ve elektrik tesisatı, aşağıdaki şartlar dahilinde kiracı tarafından ücretsiz olarak kullanılacaktır.</text:span></text:p>
      <text:list text:style-name="LFO3" text:continue-numbering="true">
        <text:list-item>
          <text:p text:style-name="P533"><text:span text:style-name="T534">Kiracı, kiraya verene ait abone ve pano üzerinden elektrik kullanımı sağlayacaktır.</text:span></text:p>
        </text:list-item>
        <text:list-item>
          <text:p text:style-name="P535"><text:span text:style-name="T536">Kiracının aylık elektrik tüketimi bir süzme sayaç ile kayıt altına alınacaktır.</text:span></text:p>
        </text:list-item>
        <text:list-item>
          <text:p text:style-name="P537"><text:span text:style-name="T538">Ana panodan kiracıya 100 amperlik sigorta ile enerji verilmektedir.</text:span></text:p>
        </text:list-item>
        <text:list-item>
          <text:p text:style-name="P539">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text:s/>yükümlüdür. Bu gibi harcamalar kiraya verenden istenemez.</text:p>
        </text:list-item>
        <text:list-item>
          <text:p text:style-name="P540">Kiracının ekipmanlarında ana panoda kendisine tahsis edilen sigorta ve sayaç da dahil olmak üzere oluşabilecek elektrik tesisatı kaynaklı arızaların sorumluluğu tamamen kiracıya aittir.</text:p>
        </text:list-item>
        <text:list-item>
          <text:p text:style-name="P541">Kiracı ana panoda kendisine ait sigortadan sonraki tesisat ve ekipmanlarda oluşabilecek arızalardan münferiden sorumludur.</text:p>
        </text:list-item>
        <text:list-item>
          <text:p text:style-name="P542">Ana panoda oluşabilecek arızalardan, panodan enerji sağlayan tüm kiracılar müştereken sorumludur.</text:p>
        </text:list-item>
        <text:list-item>
          <text:p text:style-name="P543">Teminat bedeli, her kira döneminde en yüksek 2<text:s/>fatura tutarı kadardır ve kiracı her dönem oluşan farkı ödemekle yükümlüdür. Ödeme peşin yapılmadığı takdirde aylık elektrik ödemesi ile birlikte taksitle alınır.</text:p>
        </text:list-item>
        <text:list-item>
          <text:p text:style-name="P544">Teminat bedeli, kira bitiminde borcu olmaması durumunda kiracıya, ödediği miktar kadar iade edilecektir. Teminat iadesinde fiyat farkı, faiz vb. uygulanmaz.</text:p>
        </text:list-item>
      </text:list>
      <text:list text:style-name="LFO2">
        <text:list-item text:start-value="1">
          <text:p text:style-name="P545">SU<text:tab/><text:tab/><text:tab/><text:tab/><text:tab/><text:tab/><text:tab/><text:tab/><text:tab/><text:tab/><text:tab/><text:tab/><text:tab/></text:p>
          <text:list text:continue-numbering="true">
            <text:list-item>
              <text:p text:style-name="P546">Kiralananda ön ödemeli su sayacı kullanıldığından her kiracı payına düşen aylık su kullanım ücretini kiraya verene peşin ödemekle yükümlüdür.</text:p>
            </text:list-item>
            <text:list-item>
              <text:p text:style-name="P547">Her ay mecurda düzenli bulunan her kişi için en az bir ton su bedeli kiraya verene ödenecektir. Toplanan paranın yetmemesi durumunda ek su parası toplanabilir.</text:p>
            </text:list-item>
            <text:list-item>
              <text:p text:style-name="P548">Su tesisatında oluşabilecek arızaların masraflardan; ana hatta tüm kiracılar müştereken, kendi bölgesi içerisinde oluşan arızalardan ise her kiracı münferiden sorumludur. <text:s/></text:p>
            </text:list-item>
          </text:list>
        </text:list-item>
        <text:list-item>
          <text:p text:style-name="P549">Aylık kullanılan elektrik ve su bedeli her ayın en geç 6. günü kiraya verene ödenecektir. Ödenmemesi, herhangi bir ihtara gerek kalmadan kiracının temerrüt sebebi sayılacaktır.</text:p>
        </text:list-item>
        <text:list-item>
          <text:p text:style-name="P550">Mecurda trapez sac çatı vardır. Hava durumuna bağlı olarak sac çatı, doğası gereği dönem dönem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551"/>
      <text:p text:style-name="P552">Diğer Şartlar:</text:p>
      <text:p text:style-name="P553"/>
      <text:p text:style-name="P554"/>
      <text:p text:style-name="P555"/>
      <text:p text:style-name="P5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P9"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METİN ÇELİK<text:s/></text:span><text:span text:style-name="T7">–</text:span><text:span text:style-name="T8"><text:s/>374 7156 5288</text:span></text:p>
        <text:p text:style-name="P9">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09-30T14:13:00Z</meta:creation-date>
    <dc:date>2023-11-17T11:18:00Z</dc:date>
    <meta:print-date>2023-11-02T07:25:00Z</meta:print-date>
    <meta:template xlink:href="Normal" xlink:type="simple"/>
    <meta:editing-cycles>13</meta:editing-cycles>
    <meta:editing-duration>PT18720S</meta:editing-duration>
    <meta:document-statistic meta:page-count="5" meta:paragraph-count="36" meta:word-count="2754" meta:character-count="18420" meta:row-count="130" meta:non-whitespace-character-count="15702"/>
  </office:meta>
</office:document-meta>
</file>